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style:font-name="Times New Roman1" fo:font-size="12pt" fo:font-style="italic"/>
    </style:style>
    <style:style style:name="T6" style:family="text">
      <style:text-properties style:font-name="Times New Roman1" fo:font-size="12pt" fo:font-style="italic" style:font-style-asian="italic" style:font-style-complex="italic"/>
    </style:style>
    <style:style style:name="T7" style:family="text">
      <style:text-properties style:font-name="Times New Roman1" fo:font-size="12pt" fo:font-style="italic" style:text-underline-style="none" style:font-style-asian="italic" style:font-style-complex="italic"/>
    </style:style>
    <style:style style:name="T8" style:family="text">
      <style:text-properties style:font-name="Times New Roman1" fo:font-size="12pt" fo:font-style="italic" style:text-underline-style="none" style:font-style-asian="normal" style:font-style-complex="normal"/>
    </style:style>
    <style:style style:name="T9" style:family="text">
      <style:text-properties style:font-name="Times New Roman1" fo:font-size="12pt" fo:font-style="italic" style:font-style-asian="normal" style:font-style-complex="normal"/>
    </style:style>
    <style:style style:name="T10" style:family="text">
      <style:text-properties style:font-name="Times New Roman1" fo:font-size="12pt" fo:font-style="italic"/>
    </style:style>
    <style:style style:name="T11" style:family="text">
      <style:text-properties style:font-name="Times New Roman1" fo:font-size="12pt" fo:font-style="italic" style:font-style-asian="italic" style:font-style-complex="italic"/>
    </style:style>
    <style:style style:name="T12" style:family="text">
      <style:text-properties style:font-name="Times New Roman1" fo:font-size="12pt" fo:font-style="italic" style:text-underline-style="none" style:font-style-asian="italic" style:font-style-complex="italic"/>
    </style:style>
    <style:style style:name="T13" style:family="text">
      <style:text-properties style:font-name="Times New Roman1" fo:font-size="12pt" fo:font-style="italic" style:text-underline-style="none" style:font-style-asian="normal" style:font-style-complex="normal"/>
    </style:style>
    <style:style style:name="T14" style:family="text">
      <style:text-properties style:font-name="Times New Roman1" fo:font-size="12pt" fo:font-style="itali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atalia Alonso</text:p>
      <text:p text:style-name="Standard">COMP 282 Fall 2013</text:p>
      <text:p text:style-name="Standard">November 11, 2013</text:p>
      <text:p text:style-name="Standard"/>
      <text:p text:style-name="Standard">Project 2 – Treasure Map</text:p>
      <text:p text:style-name="Standard"/>
      <text:p text:style-name="P3">Phase 1 – Graph Generation</text:p>
      <text:p text:style-name="Standard"/>
      <text:p text:style-name="Standard">All waypoints will be stored in a HashMap. Each waypoint will have an ArrayList called <text:span text:style-name="T1">neighborList</text:span> which will store all neighbors of type <text:span text:style-name="T5">Point</text:span>. Each waypoint will also have a variable called <text:span text:style-name="T1">neighbors</text:span> which will indicated how many neighbors each waypoint has. This will be used to iterate through<text:span text:style-name="T1"> neighborList</text:span>. An ArrayList is used because it we only need to add few values once and its retrievals are done in constant time.</text:p>
      <text:p text:style-name="Standard"/>
      <text:p text:style-name="P3">Phase 2 – Interactive Navigation</text:p>
      <text:p text:style-name="Standard"/>
      <text:p text:style-name="Standard">The <text:span text:style-name="T5">destination</text:span> <text:span text:style-name="T5">Point</text:span> is held in a global variable. Both the start and end points are marked on the map. An PriorityQueue is used for an open <text:span text:style-name="T5">Point</text:span> list (<text:span text:style-name="T1">openList</text:span>). A HashMap is used for a closed <text:span text:style-name="T5">Point</text:span> list (<text:span text:style-name="T1">closedList</text:span>). The PriorityQueue will hold Nodes. The PriorityQueue was chosen because it is implemented as a min-heap, so the minimum value will always be at the front of the queue. It compares each Node based on its <text:span text:style-name="T6">distance</text:span> value. Each Node has x and y values (<text:span text:style-name="T1">xvalue,yvalue</text:span>), a <text:span text:style-name="T5">distance</text:span> variable (<text:span text:style-name="T6">distance</text:span>), and a back <text:span text:style-name="T5">Point</text:span> (<text:span text:style-name="T1">back</text:span>) which indicates which <text:span text:style-name="T5">Point</text:span> was processed to find the Node. The HashMap will have a <text:span text:style-name="T5">Point</text:span> as a key, and it's back <text:span text:style-name="T5">Point</text:span> as the value. A HashSet called <text:span text:style-name="T1">HSOpenList</text:span> <text:span text:style-name="T3">keep a running list of the points in the </text:span><text:span text:style-name="T1">openList</text:span><text:span text:style-name="T3">.</text:span></text:p>
      <text:p text:style-name="Standard"/>
      <text:p text:style-name="Standard">The start <text:span text:style-name="T5">Point</text:span> is the first <text:span text:style-name="T5">Point</text:span> to go into the <text:span text:style-name="T1">openList.</text:span><text:span text:style-name="T3"> A </text:span><text:span text:style-name="T1">Node</text:span><text:span text:style-name="T3"> is created for the </text:span><text:span text:style-name="T9">Point</text:span><text:span text:style-name="T3"> with x and y values, </text:span><text:span text:style-name="T9">distance</text:span><text:span text:style-name="T3"> to the previous node (which is 0 in the case of the starting </text:span><text:span text:style-name="T9">Point</text:span><text:span text:style-name="T3">) plus the heuristic value (the straight-line </text:span><text:span text:style-name="T9">distance</text:span><text:span text:style-name="T3"> from the </text:span><text:span text:style-name="T9">Point</text:span><text:span text:style-name="T3"> to the </text:span><text:span text:style-name="T9">destination</text:span><text:span text:style-name="T3">) plus the </text:span><text:span text:style-name="T9">distance</text:span><text:span text:style-name="T3"> from the start to the previous node (which is 0 in the case of the starting </text:span><text:span text:style-name="T9">Point</text:span><text:span text:style-name="T3">).</text:span><text:span text:style-name="T1"> </text:span></text:p>
      <text:p text:style-name="P1"/>
      <text:p text:style-name="Standard"><text:span text:style-name="T3">The algorithm begins by taking the minimum value in the queue, the front of the queue, and processing it's neighbors. It is then put into the </text:span><text:span text:style-name="T1">closedList</text:span><text:span text:style-name="T3"> once it is processed. A gray maker is added to indicate the </text:span><text:span text:style-name="T9">Point</text:span><text:span text:style-name="T3"> is in the </text:span><text:span text:style-name="T1">closedList.</text:span><text:span text:style-name="T3"> A </text:span><text:span text:style-name="T1">Node</text:span><text:span text:style-name="T3"> is created for each neighbor. If the neighbor is not the </text:span><text:span text:style-name="T9">destination</text:span><text:span text:style-name="T3">, and is not already in the </text:span><text:span text:style-name="T1">openList</text:span><text:span text:style-name="T3"> or </text:span><text:span text:style-name="T1">closedList</text:span><text:span text:style-name="T3">, it is placed into the </text:span><text:span text:style-name="T1">openList.</text:span><text:span text:style-name="T3"> This continues for each neighbor in </text:span><text:span text:style-name="T1">neighborList.</text:span><text:span text:style-name="T3"> A white marker is added to indicate it is in the </text:span><text:span text:style-name="T1">openList</text:span><text:span text:style-name="T3">.</text:span></text:p>
      <text:p text:style-name="P2"/>
      <text:p text:style-name="Standard"><text:span text:style-name="T3">If the neighbor is the </text:span><text:span text:style-name="T9">destination</text:span><text:span text:style-name="T3">, the algorithm exits the loop. A Stack of Points </text:span><text:span text:style-name="T1">pathStack</text:span><text:span text:style-name="T3"> is created. This stack will hold the path for the </text:span><text:span text:style-name="T6">player</text:span><text:span text:style-name="T3">. A Stack is chosen because it is a LIFO data structure. The points will be added going back to the start </text:span><text:span text:style-name="T9">Point</text:span><text:span text:style-name="T3">, and will then be popped in order back to the </text:span><text:span text:style-name="T9">destination</text:span><text:span text:style-name="T3">. Because the loop exits when a neighbor is the </text:span><text:span text:style-name="T6">destination</text:span><text:span text:style-name="T1">, </text:span><text:span text:style-name="T3"><text:s/>the </text:span><text:span text:style-name="T9">destination</text:span><text:span text:style-name="T3"> is the first </text:span><text:span text:style-name="T9">Point</text:span><text:span text:style-name="T3"> to go into </text:span><text:span text:style-name="T1">pathStack.</text:span><text:span text:style-name="T3"> Then the </text:span><text:span text:style-name="T6">current</text:span><text:span text:style-name="T3"> </text:span><text:span text:style-name="T9">Point</text:span><text:span text:style-name="T3"> is added, as it was the node previous to finding the </text:span><text:span text:style-name="T6">destination</text:span><text:span text:style-name="T3">. From there, while the </text:span><text:span text:style-name="T9">current</text:span><text:span text:style-name="T3"> </text:span><text:span text:style-name="T9">Point</text:span><text:span text:style-name="T3"> is not the starting </text:span><text:span text:style-name="T9">Point</text:span><text:span text:style-name="T3">, each </text:span><text:span text:style-name="T1">back</text:span><text:span text:style-name="T3"> </text:span><text:span text:style-name="T9">Point</text:span><text:span text:style-name="T3"> is added to the stack. </text:span><text:span text:style-name="T6">current</text:span><text:span text:style-name="T1"> </text:span><text:span text:style-name="T3">gets </text:span><text:span text:style-name="T1">back </text:span><text:span text:style-name="T3">value until </text:span><text:span text:style-name="T7">current</text:span><text:span text:style-name="T4"> is </text:span><text:span text:style-name="T2">start. </text:span><text:span text:style-name="T4">While </text:span><text:span text:style-name="T2">pathStack</text:span><text:span text:style-name="T4"> has Points on the path to the </text:span><text:span text:style-name="T8">destination</text:span><text:span text:style-name="T4">, </text:span><text:span text:style-name="T7">player</text:span><text:span text:style-name="T4"> is updated to each </text:span><text:span text:style-name="T8">Point</text:span><text:span text:style-name="T4"> in </text:span><text:span text:style-name="T2">pathStack. </text:span><text:span text:style-name="T4">If the </text:span><text:span text:style-name="T8">Point</text:span><text:span text:style-name="T4"> has gold, a cost, or a map, a message is displayed to the user and status is updated. Once the </text:span><text:span text:style-name="T2">pathStack</text:span><text:span text:style-name="T4"> <text:s/>is empty, the </text:span><text:span text:style-name="T8">destination</text:span><text:span text:style-name="T4"> will have been reach, a message is displayed to the user and status is updated, and the algorithm returns. All lists are cleared.</text:span></text:p>
      <text:p text:style-name="Standard"/>
      <text:p text:style-name="Standard"/>
      <text:p text:style-name="P5">Phase 3 – Treasure Maps</text:p>
      <text:p text:style-name="Standard"/>
      <text:p text:style-name="Standard">If the <text:span text:style-name="T6">player</text:span><text:span text:style-name="T3"> encounters a treasure map on the way to the </text:span><text:span text:style-name="T6">destination</text:span><text:span text:style-name="T3">, it halts the </text:span><text:span text:style-name="T9">current</text:span><text:span text:style-name="T3"> path finding and makes the location of the treasure the </text:span><text:span text:style-name="T6">treasureDestination</text:span><text:span text:style-name="T1">.</text:span><text:span text:style-name="T3"> While the </text:span><text:span text:style-name="T6">player</text:span><text:span text:style-name="T3"> is looking for treasure, it ignores all other treasure maps on its way.</text:span><text:span text:style-name="T1"> </text:span><text:span text:style-name="T3">The </text:span><text:span text:style-name="T6">player</text:span><text:span text:style-name="T3"> finds a path to the </text:span><text:span text:style-name="T6">treasureDestination</text:span><text:span text:style-name="T3"> by the same method as its final </text:span><text:span text:style-name="T9">destination</text:span><text:span text:style-name="T3">. All lists are cleared and the </text:span><text:span text:style-name="T1">start</text:span><text:span text:style-name="T3"> becomes the </text:span><text:span text:style-name="T6">player</text:span><text:span text:style-name="T1">'s</text:span><text:span text:style-name="T3"> </text:span><text:span text:style-name="T9">current</text:span><text:span text:style-name="T3"> position. The algorithm determines the path to the </text:span><text:span text:style-name="T6">treasureDestination</text:span><text:span text:style-name="T3"> and the </text:span><text:span text:style-name="T9">player</text:span><text:span text:style-name="T3"> walks to the </text:span><text:span text:style-name="T9">Point</text:span><text:span text:style-name="T3">. Once the </text:span><text:span text:style-name="T9">player</text:span><text:span text:style-name="T3"> reached the </text:span><text:span text:style-name="T6">treasureDestination</text:span><text:span text:style-name="T3">, it begins to search for a path to its final </text:span><text:span text:style-name="T9">destination</text:span><text:span text:style-name="T3">. All lists are cleared, the start becomes the </text:span><text:span text:style-name="T9">player</text:span><text:span text:style-name="T3">'s </text:span><text:span text:style-name="T9">current</text:span><text:span text:style-name="T3"> position. If the </text:span><text:span text:style-name="T9">player</text:span><text:span text:style-name="T3"> encounters another treasure map it repeats the process of finding a path to the treasure, and then resuming its journey to the final </text:span><text:span text:style-name="T9">destination</text:span><text:span text:style-name="T3">. I chose to make the </text:span><text:span text:style-name="T6">player</text:span><text:span text:style-name="T3"> extra greedy; if there is a treasure map at the </text:span><text:span text:style-name="T1">start</text:span><text:span text:style-name="T3"> or final </text:span><text:span text:style-name="T6">destination</text:span><text:span text:style-name="T3">, the </text:span><text:span text:style-name="T6">player</text:span><text:span text:style-name="T3"> will find the path in order to collect it. The </text:span><text:span text:style-name="T9">player</text:span><text:span text:style-name="T3">'s paths throughout the map remain marked (drawables are not cleared) after finding a treasure map, so the user can see all the places the </text:span><text:span text:style-name="T9">player</text:span><text:span text:style-name="T3"> visits and what routes were taken (shown in red).</text:span></text:p>
      <text:p text:style-name="Standard"><text:span text:style-name="T3"/></text:p>
      <text:p text:style-name="P3"><text:span text:style-name="T3">Classes</text:span></text:p>
      <text:p text:style-name="P3"><text:span text:style-name="T3"/></text:p>
      <text:p text:style-name="P4"><text:span text:style-name="T3">The WayPoint class holds all the values for each WayPoint. Each value is extracted from the file one by one and the constructor uses these values for each of the WayPoint attributes. In addition to setting and getting given attributes, the WayPoint class has functions which change the various WayPoint attributes. The setMapVisit() function sets the “treasure map's” coordinate values to 0 to show that the </text:span><text:span text:style-name="T9">player</text:span><text:span text:style-name="T3"> has already seen the treasure map. The setVisited() function marks the wayPoint as visited and is used to determine whether or not the </text:span><text:span text:style-name="T9">destination</text:span><text:span text:style-name="T3"> has been reached. </text:span></text:p>
      <text:p text:style-name="P4"><text:span text:style-name="T3"/></text:p>
      <text:p text:style-name="P4"><text:span text:style-name="T3">The </text:span><text:span text:style-name="T9">player</text:span><text:span text:style-name="T3"> class holds all the attributes for the </text:span><text:span text:style-name="T9">player</text:span><text:span text:style-name="T3">. Each </text:span><text:span text:style-name="T9">player</text:span><text:span text:style-name="T3"> is initialized with a set amount of </text:span><text:span text:style-name="T1">strength</text:span><text:span text:style-name="T3"> and </text:span><text:span text:style-name="T1">wealth</text:span><text:span text:style-name="T3">, and its </text:span><text:span text:style-name="T1">x-</text:span><text:span text:style-name="T3"> and </text:span><text:span text:style-name="T1">yvalue</text:span><text:span text:style-name="T3"> are determined by the user. </text:span><text:span text:style-name="T1">Strength</text:span><text:span text:style-name="T3"> and </text:span><text:span text:style-name="T1">wealth</text:span><text:span text:style-name="T3"> can be retrieved and changed using their appropriate functions; get- , set-, and subStrength(), and get-, set-, and subWealth(), respectively. If the </text:span><text:span text:style-name="T9">player</text:span><text:span text:style-name="T3"> is currently searching for treasure, its </text:span><text:span text:style-name="T1">treasure</text:span><text:span text:style-name="T3"> attribute is set using setTreasure(), which toggles the boolean value of </text:span><text:span text:style-name="T1">treasure</text:span><text:span text:style-name="T3">.</text:span></text:p>
      <text:p text:style-name="P4"><text:span text:style-name="T3"/></text:p>
      <text:p text:style-name="P4"><text:span text:style-name="T3">The Node class is for the openList in the A* algorithm. Each Node has an </text:span><text:span text:style-name="T1">x-</text:span><text:span text:style-name="T3"> and </text:span><text:span text:style-name="T1">yvalue</text:span><text:span text:style-name="T3">, a </text:span><text:span text:style-name="T6">distance</text:span><text:span text:style-name="T3"> value determined during the path finding algorithm, and a </text:span><text:span text:style-name="T6">Point</text:span><text:span text:style-name="T3"> </text:span><text:span text:style-name="T1">back</text:span><text:span text:style-name="T3"> which is the </text:span><text:span text:style-name="T9">Point</text:span><text:span text:style-name="T3"> the Node was a neighbor to and was processed from. The Nodes are compared based on their </text:span><text:span text:style-name="T9">distance</text:span><text:span text:style-name="T3"> value in the algorithm using the getDistance() function. The function getBack() returns </text:span><text:span text:style-name="T1">back; </text:span><text:span text:style-name="T3">it is used to create the path. </text:span></text:p>
      <text:p text:style-name="Standard"><text:span text:style-name="T3"/></text:p>
      <text:p text:style-name="Standard"><text:span text:style-name="T3"/></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Sgroi</meta:initial-creator>
    <meta:creation-date>2013-10-26T15:30:50.44</meta:creation-date>
    <dc:date>2013-11-11T20:05:33.21</dc:date>
    <dc:creator>Peter Sgroi</dc:creator>
    <meta:editing-duration>PT3H10M28S</meta:editing-duration>
    <meta:editing-cycles>12</meta:editing-cycles>
    <meta:generator>OpenOffice/4.0.0$Win32 OpenOffice.org_project/400m3$Build-9702</meta:generator>
    <meta:document-statistic meta:table-count="0" meta:image-count="0" meta:object-count="0" meta:page-count="2" meta:paragraph-count="17" meta:word-count="1046" meta:character-count="5986"/>
  </office:meta>
</office:document-meta>
</file>